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457cm" draw:marker-end="Arrow" draw:fill="none" draw:fill-color="#ffffff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end-width="0.203cm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152cm" draw:fill="solid" draw:fill-color="#ffffff" draw:textarea-horizontal-align="center" draw:textarea-vertical-align="middle"/>
    </style:style>
    <style:style style:name="gr10" style:family="graphic" style:parent-style-name="standard">
      <style:graphic-properties svg:stroke-width="0.102cm" draw:marker-start-width="0.457cm" draw:marker-end="Arrow" draw:marker-end-width="0.305cm" draw:fill="solid" draw:fill-color="#ffffff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draw:marker-start-width="0.457cm" draw:marker-end="Arrow" draw:marker-end-width="0.3cm" draw:fill="solid" draw:fill-color="#ffffff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width="0.102cm" draw:marker-start-width="0.457cm" draw:marker-end="Arrow" draw:marker-end-width="0.305cm" draw:fill="none" draw:fill-color="#ffffff" draw:textarea-horizontal-align="center" draw:textarea-vertical-align="middle" fo:padding-top="0.176cm" fo:padding-bottom="0.176cm" fo:padding-left="0.301cm" fo:padding-right="0.301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family="'Thorndale AMT'" style:font-family-generic="roman" style:font-pitch="variable" fo:font-size="14pt" style:font-size-asian="14pt" style:font-size-complex="14pt"/>
    </style:style>
    <style:style style:name="P2" style:family="paragraph">
      <style:paragraph-properties fo:margin-left="0cm" fo:margin-right="0cm" fo:text-align="center" fo:text-indent="0cm"/>
      <style:text-properties fo:font-family="'Thorndale AMT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family="'Thorndale AMT'" style:font-family-generic="roman" style:font-pitch="variable" fo:font-size="10pt" style:font-size-asian="10pt" style:font-size-complex="1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Thorndale AMT'" style:font-family-generic="roman" style:font-pitch="variable" fo:font-size="12pt" style:font-size-asian="12pt" style:font-size-complex="12pt"/>
    </style:style>
    <style:style style:name="P7" style:family="paragraph">
      <style:paragraph-properties fo:text-align="center"/>
      <style:text-properties fo:font-family="'Thorndale AMT'" style:font-family-generic="roman" style:font-pitch="variable"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family="'Thorndale AMT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left="0cm" fo:margin-right="0cm" fo:text-indent="0cm"/>
      <style:text-properties fo:font-family="'Thorndale AMT'" style:font-family-generic="roman" style:font-pitch="variable" fo:font-size="10pt" style:font-size-asian="10pt" style:font-size-complex="10pt"/>
    </style:style>
    <style:style style:name="P10" style:family="paragraph">
      <style:paragraph-properties fo:margin-left="0cm" fo:margin-right="0cm" fo:text-indent="0cm"/>
      <style:text-properties fo:font-family="'Thorndale AMT'" style:font-family-generic="roman" style:font-pitch="variable" fo:font-size="12pt" style:font-size-asian="12pt" style:font-size-complex="12pt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family="'Thorndale AMT'" style:font-family-generic="roman" style:font-pitch="variable" fo:font-size="10pt" style:font-size-asian="10pt" style:font-size-complex="10pt"/>
    </style:style>
    <style:style style:name="T2" style:family="text">
      <style:text-properties fo:font-family="'Thorndale AMT'" style:font-family-generic="roman" style:font-pitch="variable" fo:font-size="12pt" style:font-size-asian="12pt" style:font-size-complex="12pt"/>
    </style:style>
    <style:style style:name="T3" style:family="text">
      <style:text-properties fo:font-family="'Thorndale AMT'" style:font-family-generic="roman" style:font-pitch="variabl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polyline draw:style-name="gr1" draw:text-style-name="P1" draw:layer="layout" svg:width="5.905cm" svg:height="3.238cm" svg:x="11.62cm" svg:y="7.048cm" svg:viewBox="0 0 5906 3239" draw:points="0,0 0,1350 5906,1350 5906,3239">
          <text:p/>
        </draw:polyline>
        <draw:polyline draw:style-name="gr1" draw:text-style-name="P1" draw:layer="layout" svg:width="5.904cm" svg:height="3.047cm" svg:x="11.049cm" svg:y="7.048cm" svg:viewBox="0 0 5905 3048" draw:points="0,0 0,1779 5905,1779 5905,3048">
          <text:p/>
        </draw:polyline>
        <draw:polyline draw:style-name="gr1" draw:text-style-name="P1" draw:layer="layout" svg:width="4.571cm" svg:height="3.296cm" svg:x="5.715cm" svg:y="6.99cm" svg:viewBox="0 0 4572 3297" draw:points="4572,0 4572,2473 0,2473 0,3297">
          <text:p/>
        </draw:polyline>
        <draw:polyline draw:style-name="gr1" draw:text-style-name="P1" draw:layer="layout" svg:width="4.952cm" svg:height="3.047cm" svg:x="4.953cm" svg:y="7.048cm" svg:viewBox="0 0 4953 3048" draw:points="4953,0 4953,1779 0,1779 0,3048">
          <text:p/>
        </draw:polyline>
        <draw:custom-shape draw:style-name="gr2" draw:text-style-name="P2" draw:layer="layout" svg:width="2.858cm" svg:height="1.333cm" svg:x="9.525cm" svg:y="2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58cm" svg:height="1.333cm" svg:x="9.238cm" svg:y="2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858cm" svg:height="1.333cm" svg:x="8.953cm" svg:y="2.343cm">
          <text:p text:style-name="P3"><text:span text:style-name="T1">Beamfo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9">
          <draw:custom-shape draw:style-name="gr4" draw:text-style-name="P2" draw:layer="layout" svg:width="5.906cm" svg:height="3.046cm" svg:x="2.133cm" svg:y="10.295cm">
            <text:p text:style-name="P3"><text:span text:style-name="T1">X Channeliz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" draw:text-style-name="P4" draw:layer="layout" svg:width="1.905cm" svg:height="0.572cm" svg:x="4.61cm" svg:y="12.388cm">
            <text:p/>
          </draw:rect>
          <draw:rect draw:style-name="gr5" draw:text-style-name="P4" draw:layer="layout" svg:width="1.905cm" svg:height="0.572cm" svg:x="4.42cm" svg:y="12.197cm">
            <text:p/>
          </draw:rect>
          <draw:rect draw:style-name="gr5" draw:text-style-name="P4" draw:layer="layout" svg:width="1.905cm" svg:height="0.572cm" svg:x="4.229cm" svg:y="12.007cm">
            <text:p/>
          </draw:rect>
          <draw:rect draw:style-name="gr5" draw:text-style-name="P4" draw:layer="layout" svg:width="1.905cm" svg:height="0.572cm" svg:x="4.039cm" svg:y="11.816cm">
            <text:p/>
          </draw:rect>
          <draw:rect draw:style-name="gr6" draw:text-style-name="P2" draw:layer="layout" svg:width="1.905cm" svg:height="0.572cm" svg:x="3.848cm" svg:y="11.626cm">
            <text:p text:style-name="P3"><text:span text:style-name="T1">Channel 0</text:span></text:p>
          </draw:rect>
        </draw:g>
        <draw:g draw:id="id30">
          <draw:custom-shape draw:style-name="gr4" draw:text-style-name="P2" draw:layer="layout" svg:width="5.906cm" svg:height="3.046cm" svg:x="14.134cm" svg:y="10.295cm">
            <text:p text:style-name="P3"><text:span text:style-name="T1">Y Channeliz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" draw:text-style-name="P4" draw:layer="layout" svg:width="1.905cm" svg:height="0.572cm" svg:x="16.611cm" svg:y="12.388cm">
            <text:p/>
          </draw:rect>
          <draw:rect draw:style-name="gr5" draw:text-style-name="P4" draw:layer="layout" svg:width="1.905cm" svg:height="0.572cm" svg:x="16.421cm" svg:y="12.197cm">
            <text:p/>
          </draw:rect>
          <draw:rect draw:style-name="gr5" draw:text-style-name="P4" draw:layer="layout" svg:width="1.905cm" svg:height="0.572cm" svg:x="16.23cm" svg:y="12.007cm">
            <text:p/>
          </draw:rect>
          <draw:rect draw:style-name="gr5" draw:text-style-name="P4" draw:layer="layout" svg:width="1.905cm" svg:height="0.572cm" svg:x="16.04cm" svg:y="11.816cm">
            <text:p/>
          </draw:rect>
          <draw:rect draw:style-name="gr6" draw:text-style-name="P4" draw:layer="layout" svg:width="1.905cm" svg:height="0.572cm" svg:x="15.849cm" svg:y="11.626cm">
            <text:p text:style-name="P3"><text:span text:style-name="T1">Channel 0</text:span></text:p>
          </draw:rect>
        </draw:g>
        <draw:custom-shape draw:style-name="gr3" draw:text-style-name="P2" draw:id="id2" draw:layer="layout" svg:width="2.858cm" svg:height="0.752cm" svg:x="3.943cm" svg:y="21.3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8" draw:layer="layout" svg:width="2.858cm" svg:height="0.752cm" svg:x="4.143cm" svg:y="21.5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7" draw:layer="layout" svg:width="2.858cm" svg:height="0.752cm" svg:x="4.343cm" svg:y="21.7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id="id6" draw:layer="layout" svg:width="2.858cm" svg:height="0.752cm" svg:x="4.543cm" svg:y="21.9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2.858cm" svg:height="0.752cm" svg:x="4.743cm" svg:y="22.1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2.858cm" svg:height="0.752cm" svg:x="4.943cm" svg:y="22.3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2.858cm" svg:height="0.752cm" svg:x="5.143cm" svg:y="22.5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806cm" svg:height="0.721cm" svg:x="7.74cm" svg:y="4.953cm">
          <draw:text-box>
            <text:p text:style-name="P5"><text:span text:style-name="T2">10 GbE</text:span></text:p>
          </draw:text-box>
        </draw:frame>
        <draw:custom-shape draw:style-name="gr3" draw:text-style-name="P2" draw:id="id1" draw:layer="layout" svg:width="2.858cm" svg:height="0.985cm" svg:x="4.381cm" svg:y="17.999cm">
          <text:p text:style-name="P3"><text:span text:style-name="T1">1/10 GbE</text:span></text:p>
          <text:p text:style-name="P3"><text:span text:style-name="T1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5.81cm" svg:y1="18.984cm" svg:x2="5.372cm" svg:y2="21.381cm" draw:start-shape="id1" draw:start-glue-point="2" draw:end-shape="id2" svg:d="m5810 18984v1199h-438v1198">
          <text:p/>
        </draw:connector>
        <draw:connector draw:style-name="gr9" draw:text-style-name="P7" draw:layer="layout" draw:line-skew="0.011cm" svg:x1="5.81cm" svg:y1="18.984cm" svg:x2="6.572cm" svg:y2="22.581cm" draw:start-shape="id1" draw:start-glue-point="2" draw:end-shape="id3" draw:end-glue-point="0" svg:d="m5810 18984v1810h762v1787">
          <text:p/>
        </draw:connector>
        <draw:connector draw:style-name="gr9" draw:text-style-name="P7" draw:layer="layout" svg:x1="5.81cm" svg:y1="18.984cm" svg:x2="6.172cm" svg:y2="22.181cm" draw:start-shape="id1" draw:start-glue-point="2" draw:end-shape="id4" draw:end-glue-point="0" svg:d="m5810 18984v1599h362v1598">
          <text:p/>
        </draw:connector>
        <draw:connector draw:style-name="gr9" draw:text-style-name="P7" draw:layer="layout" svg:x1="5.81cm" svg:y1="18.984cm" svg:x2="6.372cm" svg:y2="22.381cm" draw:start-shape="id1" draw:start-glue-point="2" draw:end-shape="id5" draw:end-glue-point="0" svg:d="m5810 18984v1699h562v1698">
          <text:p/>
        </draw:connector>
        <draw:connector draw:style-name="gr9" draw:text-style-name="P7" draw:layer="layout" svg:x1="5.81cm" svg:y1="18.984cm" svg:x2="5.972cm" svg:y2="21.981cm" draw:start-shape="id1" draw:start-glue-point="2" draw:end-shape="id6" draw:end-glue-point="0" svg:d="m5810 18984v1499h162v1498">
          <text:p/>
        </draw:connector>
        <draw:connector draw:style-name="gr9" draw:text-style-name="P7" draw:layer="layout" svg:x1="5.81cm" svg:y1="18.984cm" svg:x2="5.772cm" svg:y2="21.781cm" draw:start-shape="id1" draw:start-glue-point="2" draw:end-shape="id7" draw:end-glue-point="0" svg:d="m5810 18984v1399h-38v1398">
          <text:p/>
        </draw:connector>
        <draw:connector draw:style-name="gr9" draw:text-style-name="P7" draw:layer="layout" svg:x1="5.81cm" svg:y1="18.984cm" svg:x2="5.572cm" svg:y2="21.581cm" draw:start-shape="id1" draw:start-glue-point="2" draw:end-shape="id8" svg:d="m5810 18984v1299h-238v1298">
          <text:p/>
        </draw:connector>
        <draw:frame draw:style-name="gr8" draw:text-style-name="P6" draw:layer="layout" svg:width="1.806cm" svg:height="0.721cm" svg:x="5.905cm" svg:y="16.475cm">
          <draw:text-box>
            <text:p text:style-name="P5"><text:span text:style-name="T2">10 GbE</text:span></text:p>
          </draw:text-box>
        </draw:frame>
        <draw:frame draw:style-name="gr8" draw:text-style-name="P6" draw:layer="layout" svg:width="1.594cm" svg:height="0.721cm" svg:x="6.026cm" svg:y="19.303cm">
          <draw:text-box>
            <text:p text:style-name="P5"><text:span text:style-name="T2">1 GbE</text:span></text:p>
          </draw:text-box>
        </draw:frame>
        <draw:g draw:id="id27">
          <draw:custom-shape draw:style-name="gr4" draw:text-style-name="P2" draw:layer="layout" svg:width="5.906cm" svg:height="3.046cm" svg:x="1.733cm" svg:y="9.995cm">
            <text:p text:style-name="P3"><text:span text:style-name="T1">X Channeliz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" draw:text-style-name="P4" draw:layer="layout" svg:width="1.905cm" svg:height="0.572cm" svg:x="4.21cm" svg:y="12.088cm">
            <text:p/>
          </draw:rect>
          <draw:rect draw:style-name="gr5" draw:text-style-name="P4" draw:layer="layout" svg:width="1.905cm" svg:height="0.572cm" svg:x="4.02cm" svg:y="11.897cm">
            <text:p/>
          </draw:rect>
          <draw:rect draw:style-name="gr5" draw:text-style-name="P4" draw:layer="layout" svg:width="1.905cm" svg:height="0.572cm" svg:x="3.829cm" svg:y="11.707cm">
            <text:p/>
          </draw:rect>
          <draw:rect draw:style-name="gr5" draw:text-style-name="P4" draw:layer="layout" svg:width="1.905cm" svg:height="0.572cm" svg:x="3.639cm" svg:y="11.516cm">
            <text:p/>
          </draw:rect>
          <draw:rect draw:style-name="gr6" draw:text-style-name="P2" draw:layer="layout" svg:width="1.905cm" svg:height="0.572cm" svg:x="3.448cm" svg:y="11.326cm">
            <text:p text:style-name="P3"><text:span text:style-name="T1">Channel 0</text:span></text:p>
          </draw:rect>
        </draw:g>
        <draw:connector draw:style-name="gr10" draw:text-style-name="P7" draw:layer="layout" svg:x1="4.286cm" svg:y1="12.741cm" svg:x2="5.81cm" svg:y2="17.999cm" draw:start-shape="id9" draw:end-shape="id1" draw:end-glue-point="0" svg:d="m4286 12741v2629h1524v2629">
          <text:p/>
        </draw:connector>
        <draw:g>
          <draw:custom-shape draw:style-name="gr4" draw:text-style-name="P2" draw:id="id9" draw:layer="layout" svg:width="5.906cm" svg:height="3.046cm" svg:x="1.333cm" svg:y="9.695cm">
            <text:p text:style-name="P3"><text:span text:style-name="T1">X Channeliz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" draw:text-style-name="P4" draw:layer="layout" svg:width="1.905cm" svg:height="0.572cm" svg:x="3.81cm" svg:y="11.788cm">
            <text:p/>
          </draw:rect>
          <draw:rect draw:style-name="gr5" draw:text-style-name="P4" draw:layer="layout" svg:width="1.905cm" svg:height="0.572cm" svg:x="3.62cm" svg:y="11.597cm">
            <text:p/>
          </draw:rect>
          <draw:rect draw:style-name="gr5" draw:text-style-name="P4" draw:layer="layout" svg:width="1.905cm" svg:height="0.572cm" svg:x="3.429cm" svg:y="11.407cm">
            <text:p/>
          </draw:rect>
          <draw:rect draw:style-name="gr5" draw:text-style-name="P4" draw:layer="layout" svg:width="1.905cm" svg:height="0.572cm" svg:x="3.239cm" svg:y="11.216cm">
            <text:p/>
          </draw:rect>
          <draw:rect draw:style-name="gr6" draw:text-style-name="P2" draw:layer="layout" svg:width="1.905cm" svg:height="0.572cm" svg:x="3.048cm" svg:y="11.026cm">
            <text:p text:style-name="P3"><text:span text:style-name="T1">Channel 0</text:span></text:p>
          </draw:rect>
        </draw:g>
        <draw:g draw:id="id28">
          <draw:custom-shape draw:style-name="gr4" draw:text-style-name="P2" draw:layer="layout" svg:width="5.906cm" svg:height="3.046cm" svg:x="13.734cm" svg:y="9.995cm">
            <text:p text:style-name="P3"><text:span text:style-name="T1">Y Channeliz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" draw:text-style-name="P4" draw:layer="layout" svg:width="1.905cm" svg:height="0.572cm" svg:x="16.211cm" svg:y="12.088cm">
            <text:p/>
          </draw:rect>
          <draw:rect draw:style-name="gr5" draw:text-style-name="P4" draw:layer="layout" svg:width="1.905cm" svg:height="0.572cm" svg:x="16.021cm" svg:y="11.897cm">
            <text:p/>
          </draw:rect>
          <draw:rect draw:style-name="gr5" draw:text-style-name="P4" draw:layer="layout" svg:width="1.905cm" svg:height="0.572cm" svg:x="15.83cm" svg:y="11.707cm">
            <text:p/>
          </draw:rect>
          <draw:rect draw:style-name="gr5" draw:text-style-name="P4" draw:layer="layout" svg:width="1.905cm" svg:height="0.572cm" svg:x="15.64cm" svg:y="11.516cm">
            <text:p/>
          </draw:rect>
          <draw:rect draw:style-name="gr6" draw:text-style-name="P4" draw:layer="layout" svg:width="1.905cm" svg:height="0.572cm" svg:x="15.449cm" svg:y="11.326cm">
            <text:p text:style-name="P3"><text:span text:style-name="T1">Channel 0</text:span></text:p>
          </draw:rect>
        </draw:g>
        <draw:connector draw:style-name="gr10" draw:text-style-name="P7" draw:layer="layout" svg:x1="16.287cm" svg:y1="12.741cm" svg:x2="5.81cm" svg:y2="17.999cm" draw:start-shape="id10" draw:start-glue-point="2" draw:end-shape="id1" draw:end-glue-point="0" svg:d="m16287 12741v2629h-10477v2629">
          <text:p/>
        </draw:connector>
        <draw:g>
          <draw:custom-shape draw:style-name="gr4" draw:text-style-name="P2" draw:id="id10" draw:layer="layout" svg:width="5.906cm" svg:height="3.046cm" svg:x="13.334cm" svg:y="9.695cm">
            <text:p text:style-name="P3"><text:span text:style-name="T1">Y Channeliz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rect draw:style-name="gr5" draw:text-style-name="P4" draw:layer="layout" svg:width="1.905cm" svg:height="0.572cm" svg:x="15.811cm" svg:y="11.788cm">
            <text:p/>
          </draw:rect>
          <draw:rect draw:style-name="gr5" draw:text-style-name="P4" draw:layer="layout" svg:width="1.905cm" svg:height="0.572cm" svg:x="15.621cm" svg:y="11.597cm">
            <text:p/>
          </draw:rect>
          <draw:rect draw:style-name="gr5" draw:text-style-name="P4" draw:layer="layout" svg:width="1.905cm" svg:height="0.572cm" svg:x="15.43cm" svg:y="11.407cm">
            <text:p/>
          </draw:rect>
          <draw:rect draw:style-name="gr5" draw:text-style-name="P4" draw:layer="layout" svg:width="1.905cm" svg:height="0.572cm" svg:x="15.24cm" svg:y="11.216cm">
            <text:p/>
          </draw:rect>
          <draw:rect draw:style-name="gr6" draw:text-style-name="P4" draw:layer="layout" svg:width="1.905cm" svg:height="0.572cm" svg:x="15.049cm" svg:y="11.026cm">
            <text:p text:style-name="P3"><text:span text:style-name="T1">Channel 0</text:span></text:p>
          </draw:rect>
        </draw:g>
        <draw:custom-shape draw:style-name="gr3" draw:text-style-name="P2" draw:id="id12" draw:layer="layout" svg:width="2.858cm" svg:height="0.752cm" svg:x="8.743cm" svg:y="21.3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8" draw:layer="layout" svg:width="2.858cm" svg:height="0.752cm" svg:x="8.943cm" svg:y="21.5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7" draw:layer="layout" svg:width="2.858cm" svg:height="0.752cm" svg:x="9.143cm" svg:y="21.7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id="id16" draw:layer="layout" svg:width="2.858cm" svg:height="0.752cm" svg:x="9.343cm" svg:y="21.9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4" draw:layer="layout" svg:width="2.858cm" svg:height="0.752cm" svg:x="9.543cm" svg:y="22.1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5" draw:layer="layout" svg:width="2.858cm" svg:height="0.752cm" svg:x="9.743cm" svg:y="22.3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3" draw:layer="layout" svg:width="2.858cm" svg:height="0.752cm" svg:x="9.943cm" svg:y="22.5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1" draw:layer="layout" svg:width="2.858cm" svg:height="0.985cm" svg:x="9.181cm" svg:y="17.999cm">
          <text:p text:style-name="P3"><text:span text:style-name="T1">1/10 GbE</text:span></text:p>
          <text:p text:style-name="P3"><text:span text:style-name="T1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10.61cm" svg:y1="18.984cm" svg:x2="10.172cm" svg:y2="21.381cm" draw:start-shape="id11" draw:start-glue-point="2" draw:end-shape="id12" svg:d="m10610 18984v1199h-438v1198">
          <text:p/>
        </draw:connector>
        <draw:connector draw:style-name="gr9" draw:text-style-name="P7" draw:layer="layout" draw:line-skew="0.011cm" svg:x1="10.61cm" svg:y1="18.984cm" svg:x2="11.372cm" svg:y2="22.581cm" draw:start-shape="id11" draw:start-glue-point="2" draw:end-shape="id13" draw:end-glue-point="0" svg:d="m10610 18984v1810h762v1787">
          <text:p/>
        </draw:connector>
        <draw:connector draw:style-name="gr9" draw:text-style-name="P7" draw:layer="layout" svg:x1="10.61cm" svg:y1="18.984cm" svg:x2="10.972cm" svg:y2="22.181cm" draw:start-shape="id11" draw:start-glue-point="2" draw:end-shape="id14" draw:end-glue-point="0" svg:d="m10610 18984v1599h362v1598">
          <text:p/>
        </draw:connector>
        <draw:connector draw:style-name="gr9" draw:text-style-name="P7" draw:layer="layout" svg:x1="10.61cm" svg:y1="18.984cm" svg:x2="11.172cm" svg:y2="22.381cm" draw:start-shape="id11" draw:start-glue-point="2" draw:end-shape="id15" draw:end-glue-point="0" svg:d="m10610 18984v1699h562v1698">
          <text:p/>
        </draw:connector>
        <draw:connector draw:style-name="gr9" draw:text-style-name="P7" draw:layer="layout" svg:x1="10.61cm" svg:y1="18.984cm" svg:x2="10.772cm" svg:y2="21.981cm" draw:start-shape="id11" draw:start-glue-point="2" draw:end-shape="id16" draw:end-glue-point="0" svg:d="m10610 18984v1499h162v1498">
          <text:p/>
        </draw:connector>
        <draw:connector draw:style-name="gr9" draw:text-style-name="P7" draw:layer="layout" svg:x1="10.61cm" svg:y1="18.984cm" svg:x2="10.572cm" svg:y2="21.781cm" draw:start-shape="id11" draw:start-glue-point="2" draw:end-shape="id17" draw:end-glue-point="0" svg:d="m10610 18984v1399h-38v1398">
          <text:p/>
        </draw:connector>
        <draw:connector draw:style-name="gr9" draw:text-style-name="P7" draw:layer="layout" svg:x1="10.61cm" svg:y1="18.984cm" svg:x2="10.372cm" svg:y2="21.581cm" draw:start-shape="id11" draw:start-glue-point="2" draw:end-shape="id18" svg:d="m10610 18984v1299h-238v1298">
          <text:p/>
        </draw:connector>
        <draw:frame draw:style-name="gr8" draw:text-style-name="P6" draw:layer="layout" svg:width="1.594cm" svg:height="0.721cm" svg:x="10.826cm" svg:y="19.303cm">
          <draw:text-box>
            <text:p text:style-name="P5"><text:span text:style-name="T2">1 GbE</text:span></text:p>
          </draw:text-box>
        </draw:frame>
        <draw:custom-shape draw:style-name="gr3" draw:text-style-name="P2" draw:id="id20" draw:layer="layout" svg:width="2.858cm" svg:height="0.752cm" svg:x="13.943cm" svg:y="21.3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6" draw:layer="layout" svg:width="2.858cm" svg:height="0.752cm" svg:x="14.143cm" svg:y="21.5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5" draw:layer="layout" svg:width="2.858cm" svg:height="0.752cm" svg:x="14.343cm" svg:y="21.7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id="id24" draw:layer="layout" svg:width="2.858cm" svg:height="0.752cm" svg:x="14.543cm" svg:y="21.9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2" draw:layer="layout" svg:width="2.858cm" svg:height="0.752cm" svg:x="14.743cm" svg:y="22.1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3" draw:layer="layout" svg:width="2.858cm" svg:height="0.752cm" svg:x="14.943cm" svg:y="22.3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1" draw:layer="layout" svg:width="2.858cm" svg:height="0.752cm" svg:x="15.143cm" svg:y="22.581cm">
          <text:p text:style-name="P3"><text:span text:style-name="T1">D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9" draw:layer="layout" svg:width="2.858cm" svg:height="0.985cm" svg:x="14.381cm" svg:y="17.999cm">
          <text:p text:style-name="P3"><text:span text:style-name="T1">1/10 GbE</text:span></text:p>
          <text:p text:style-name="P3"><text:span text:style-name="T1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15.81cm" svg:y1="18.984cm" svg:x2="15.372cm" svg:y2="21.381cm" draw:start-shape="id19" draw:start-glue-point="2" draw:end-shape="id20" svg:d="m15810 18984v1199h-438v1198">
          <text:p/>
        </draw:connector>
        <draw:connector draw:style-name="gr9" draw:text-style-name="P7" draw:layer="layout" draw:line-skew="0.011cm" svg:x1="15.81cm" svg:y1="18.984cm" svg:x2="16.572cm" svg:y2="22.581cm" draw:start-shape="id19" draw:start-glue-point="2" draw:end-shape="id21" draw:end-glue-point="0" svg:d="m15810 18984v1810h762v1787">
          <text:p/>
        </draw:connector>
        <draw:connector draw:style-name="gr9" draw:text-style-name="P7" draw:layer="layout" svg:x1="15.81cm" svg:y1="18.984cm" svg:x2="16.172cm" svg:y2="22.181cm" draw:start-shape="id19" draw:start-glue-point="2" draw:end-shape="id22" draw:end-glue-point="0" svg:d="m15810 18984v1599h362v1598">
          <text:p/>
        </draw:connector>
        <draw:connector draw:style-name="gr9" draw:text-style-name="P7" draw:layer="layout" svg:x1="15.81cm" svg:y1="18.984cm" svg:x2="16.372cm" svg:y2="22.381cm" draw:start-shape="id19" draw:start-glue-point="2" draw:end-shape="id23" draw:end-glue-point="0" svg:d="m15810 18984v1699h562v1698">
          <text:p/>
        </draw:connector>
        <draw:connector draw:style-name="gr9" draw:text-style-name="P7" draw:layer="layout" svg:x1="15.81cm" svg:y1="18.984cm" svg:x2="15.972cm" svg:y2="21.981cm" draw:start-shape="id19" draw:start-glue-point="2" draw:end-shape="id24" draw:end-glue-point="0" svg:d="m15810 18984v1499h162v1498">
          <text:p/>
        </draw:connector>
        <draw:connector draw:style-name="gr9" draw:text-style-name="P7" draw:layer="layout" svg:x1="15.81cm" svg:y1="18.984cm" svg:x2="15.772cm" svg:y2="21.781cm" draw:start-shape="id19" draw:start-glue-point="2" draw:end-shape="id25" draw:end-glue-point="0" svg:d="m15810 18984v1399h-38v1398">
          <text:p/>
        </draw:connector>
        <draw:connector draw:style-name="gr9" draw:text-style-name="P7" draw:layer="layout" svg:x1="15.81cm" svg:y1="18.984cm" svg:x2="15.572cm" svg:y2="21.581cm" draw:start-shape="id19" draw:start-glue-point="2" draw:end-shape="id26" svg:d="m15810 18984v1299h-238v1298">
          <text:p/>
        </draw:connector>
        <draw:frame draw:style-name="gr8" draw:text-style-name="P6" draw:layer="layout" svg:width="1.594cm" svg:height="0.721cm" svg:x="16.026cm" svg:y="19.303cm">
          <draw:text-box>
            <text:p text:style-name="P5"><text:span text:style-name="T2">1 GbE</text:span></text:p>
          </draw:text-box>
        </draw:frame>
        <draw:connector draw:style-name="gr11" draw:text-style-name="P7" draw:layer="layout" svg:x1="4.686cm" svg:y1="13.041cm" svg:x2="10.61cm" svg:y2="17.999cm" draw:start-shape="id27" draw:start-glue-point="2" draw:end-shape="id11" draw:end-glue-point="0" svg:d="m4686 13041v2479h5924v2479">
          <text:p/>
        </draw:connector>
        <draw:connector draw:style-name="gr11" draw:text-style-name="P7" draw:layer="layout" svg:x1="16.687cm" svg:y1="13.041cm" svg:x2="10.61cm" svg:y2="17.999cm" draw:start-shape="id28" draw:start-glue-point="2" draw:end-shape="id11" draw:end-glue-point="0" svg:d="m16687 13041v2479h-6077v2479">
          <text:p/>
        </draw:connector>
        <draw:connector draw:style-name="gr10" draw:text-style-name="P7" draw:layer="layout" svg:x1="5.086cm" svg:y1="13.341cm" svg:x2="15.81cm" svg:y2="17.999cm" draw:start-shape="id29" draw:start-glue-point="2" draw:end-shape="id19" svg:d="m5086 13341v2329h10724v2329">
          <text:p/>
        </draw:connector>
        <draw:connector draw:style-name="gr10" draw:text-style-name="P7" draw:layer="layout" draw:line-skew="0.424cm" svg:x1="17.087cm" svg:y1="13.341cm" svg:x2="15.81cm" svg:y2="17.999cm" draw:start-shape="id30" draw:start-glue-point="2" draw:end-shape="id19" draw:end-glue-point="0" svg:d="m17087 13341v2753h-1277v1905">
          <text:p/>
        </draw:connector>
        <draw:frame draw:style-name="gr12" draw:text-style-name="P8" draw:layer="layout" svg:width="5.011cm" svg:height="0.721cm" svg:x="7.995cm" svg:y="0.581cm">
          <draw:text-box>
            <text:p text:style-name="P5"><text:span text:style-name="T3">SonATA Detector Chain</text:span></text:p>
          </draw:text-box>
        </draw:frame>
        <draw:custom-shape draw:style-name="gr3" draw:text-style-name="P2" draw:layer="layout" svg:width="2.858cm" svg:height="1.333cm" svg:x="8.953cm" svg:y="2.344cm">
          <text:p text:style-name="P3"><text:span text:style-name="T1">Beamfor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858cm" svg:height="0.929cm" svg:x="9.181cm" svg:y="6.5cm">
          <text:p text:style-name="P3"><text:span text:style-name="T1">10 GbE</text:span></text:p>
          <text:p text:style-name="P3"><text:span text:style-name="T1">Switch(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3" draw:text-style-name="P1" draw:layer="layout" svg:width="0.57cm" svg:height="2.857cm" svg:x="9.906cm" svg:y="3.619cm" svg:viewBox="0 0 571 2858" draw:points="571,0 571,1334 0,1334 0,2858">
          <text:p/>
        </draw:polyline>
        <draw:line draw:style-name="gr13" draw:text-style-name="P1" draw:layer="layout" svg:x1="10.668cm" svg:y1="3.81cm" svg:x2="10.668cm" svg:y2="6.477cm">
          <text:p/>
        </draw:line>
        <draw:polyline draw:style-name="gr13" draw:text-style-name="P1" draw:layer="layout" svg:width="0.571cm" svg:height="2.476cm" svg:x="10.858cm" svg:y="4cm" svg:viewBox="0 0 572 2477" draw:points="0,0 0,953 572,953 572,2477">
          <text:p/>
        </draw:polyline>
        <draw:polyline draw:style-name="gr1" draw:text-style-name="P1" draw:layer="layout" svg:width="5.333cm" svg:height="2.285cm" svg:x="4.191cm" svg:y="7.429cm" svg:viewBox="0 0 5334 2286" draw:points="5334,0 5334,762 0,762 0,2286">
          <text:p/>
        </draw:polyline>
        <draw:polyline draw:style-name="gr1" draw:text-style-name="P1" draw:layer="layout" svg:width="5.904cm" svg:height="2.285cm" svg:x="10.668cm" svg:y="7.429cm" svg:viewBox="0 0 5905 2286" draw:points="0,0 0,1715 5905,1715 5905,2286">
          <text:p/>
        </draw:polyline>
        <draw:frame draw:style-name="gr8" draw:text-style-name="P6" draw:layer="layout" svg:width="1.806cm" svg:height="0.721cm" svg:x="11.741cm" svg:y="7.523cm">
          <draw:text-box>
            <text:p text:style-name="P5"><text:span text:style-name="T2">10 GbE</text:span></text:p>
          </draw:text-box>
        </draw:frame>
        <draw:frame draw:style-name="gr12" draw:text-style-name="P9" draw:layer="layout" svg:width="8.191cm" svg:height="1.029cm" svg:x="11.431cm" svg:y="4.382cm">
          <draw:text-box>
            <text:p text:style-name="P5"><text:span text:style-name="T1">104.8576MHz data in time-stamped UDP packets of complex integer samples (8-bit re, 8-bit im)</text:span></text:p>
          </draw:text-box>
        </draw:frame>
        <draw:frame draw:style-name="gr8" draw:text-style-name="P6" draw:layer="layout" svg:width="1.806cm" svg:height="0.721cm" svg:x="10.806cm" svg:y="16.476cm">
          <draw:text-box>
            <text:p text:style-name="P5"><text:span text:style-name="T2">10 GbE</text:span></text:p>
          </draw:text-box>
        </draw:frame>
        <draw:frame draw:style-name="gr8" draw:text-style-name="P6" draw:layer="layout" svg:width="1.806cm" svg:height="0.721cm" svg:x="16.107cm" svg:y="16.477cm">
          <draw:text-box>
            <text:p text:style-name="P5"><text:span text:style-name="T2">10 GbE</text:span></text:p>
          </draw:text-box>
        </draw:frame>
        <draw:frame draw:style-name="gr12" draw:text-style-name="P9" draw:layer="layout" svg:width="7.24cm" svg:height="1.807cm" svg:x="7.428cm" svg:y="13.335cm">
          <draw:text-box>
            <text:p text:style-name="P5"><text:span text:style-name="T1">~230 400KHz packetized channels/Channelizer; single-polarization, complex integer samples (16-bit re, 16-bit <text:s/>im). <text:s/>Channels are oversampled by ~20%.</text:span></text:p>
          </draw:text-box>
        </draw:frame>
        <draw:frame draw:style-name="gr12" draw:text-style-name="P10" draw:layer="layout" svg:width="19.621cm" svg:height="2.601cm" svg:x="0.953cm" svg:y="24.64cm">
          <draw:text-box>
            <text:p text:style-name="P5"><text:span text:style-name="T2">Note: other technical considerations may require that each beamformer generate a smaller bandwidth than the full 104MHz (e.g., 26MHz or 52 MHz). <text:s/>The Channelizers are nominally designed to handle the entire 104.8576MHz single-polarization bandwidth from a single full-bandwidth beamformer. <text:s/>We assume a one-to-one correspondence between beamformers and Channelizers. <text:s/>If the beamformers produce narrower bandwidth, we will require both more beamformers and more Channelizers to process the entire 104MHz.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-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99cm" svg:height="6.799cm" svg:x="3.038cm" svg:y="3.022cm" draw:page-number="1"/>
      <draw:page-thumbnail draw:layer="backgroundobjects" svg:width="5.099cm" svg:height="6.799cm" svg:x="11.42cm" svg:y="3.022cm"/>
      <draw:page-thumbnail draw:layer="backgroundobjects" svg:width="5.099cm" svg:height="6.799cm" svg:x="19.802cm" svg:y="3.022cm"/>
      <draw:page-thumbnail draw:layer="backgroundobjects" svg:width="5.099cm" svg:height="6.799cm" svg:x="3.038cm" svg:y="11.766cm"/>
      <draw:page-thumbnail draw:layer="backgroundobjects" svg:width="5.099cm" svg:height="6.799cm" svg:x="11.42cm" svg:y="11.766cm"/>
      <draw:page-thumbnail draw:layer="backgroundobjects" svg:width="5.099cm" svg:height="6.799cm" svg:x="19.802cm" svg:y="11.766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8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21$Build-9319</meta:generator>
    <meta:initial-creator>Ken Smolek</meta:initial-creator>
    <meta:creation-date>2008-01-07T19:36:33</meta:creation-date>
    <dc:creator>Jane Jordan</dc:creator>
    <dc:date>2009-05-20T16:11:13</dc:date>
    <meta:editing-cycles>17</meta:editing-cycles>
    <meta:editing-duration>PT02H30M31S</meta:editing-duration>
    <meta:document-statistic meta:object-count="142"/>
    <meta:user-defined meta:name="Info 1"/>
    <meta:user-defined meta:name="Info 2"/>
    <meta:user-defined meta:name="Info 3"/>
    <meta:user-defined meta:name="Info 4"/>
  </office:meta>
</office:document-meta>
</file>